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1.3457in"/>
    </style:style>
    <style:style style:name="co3" style:family="table-column">
      <style:table-column-properties fo:break-before="auto" style:column-width="4.0799in"/>
    </style:style>
    <style:style style:name="co4" style:family="table-column">
      <style:table-column-properties fo:break-before="auto" style:column-width="0.722in"/>
    </style:style>
    <style:style style:name="co5" style:family="table-column">
      <style:table-column-properties fo:break-before="auto" style:column-width="1.5028in"/>
    </style:style>
    <style:style style:name="co6" style:family="table-column">
      <style:table-column-properties fo:break-before="auto" style:column-width="2.5354in"/>
    </style:style>
    <style:style style:name="co7" style:family="table-column">
      <style:table-column-properties fo:break-before="auto" style:column-width="2.007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ICE40PR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A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25C1204GLT</text:p>
          </table:table-cell>
          <table:table-cell office:value-type="string" calcext:value-type="string">
            <text:p>774-CA25C1204GLT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SOP-8_3x3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1762-3.3</text:p>
          </table:table-cell>
          <table:table-cell office:value-type="string" calcext:value-type="string">
            <text:p>584-1762EMS8-3.3PBF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7,C11,C5,C4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81-GRM188R61E106KA3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6,C18,C17,C16,C15,C14,C13,C12,C10,C9,C3,C2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581-06031C104KAT2A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1</text:p>
          </table:table-cell>
          <table:table-cell table:style-name="ce2" office:value-type="float" office:value="744233121" calcext:value-type="float">
            <text:p>7442331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44233121" calcext:value-type="float">
            <text:p>744233121</text:p>
          </table:table-cell>
          <table:table-cell table:style-name="ce2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LC56-SO8</text:p>
          </table:table-cell>
          <table:table-cell office:value-type="string" calcext:value-type="string">
            <text:p>579-93LC56T/S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QFP-64_10x10mm_P0.5m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T2232H</text:p>
          </table:table-cell>
          <table:table-cell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18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k</text:p>
          </table:table-cell>
          <table:table-cell table:style-name="ce2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17,R1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71-RCS06032K20FKEA</text:p>
          </table:table-cell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16,R15,R14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0k</text:p>
          </table:table-cell>
          <table:table-cell table:style-name="ce2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13,R12,R9,R8,R6,R5,R4,R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1-RCS060310R0FKE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71-RCS060312K0FKEA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603-SR0603FR-7T330RL</text:p>
          </table:table-cell>
          <table:table-cell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NP</text:p>
          </table:table-cell>
          <table:table-cell table:style-name="ce2"/>
          <table:table-cell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70" calcext:value-type="float">
            <text:p>270</text:p>
          </table:table-cell>
          <table:table-cell table:style-name="ce2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USB_Micro-B_Wuerth_6291051505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710-62910515052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Socket_2x05_P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</text:p>
          </table:table-cell>
          <table:table-cell office:value-type="string" calcext:value-type="string">
            <text:p>200-SSW10501G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B1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742792031" calcext:value-type="float">
            <text:p>742792031</text:p>
          </table:table-cell>
          <table:table-cell office:value-type="string" calcext:value-type="string">
            <text:p>710-742792031</text:p>
          </table:table-cell>
          <table:table-cell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LED_0603_1608Metric_Pad1.05x0.9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D</text:p>
          </table:table-cell>
          <table:table-cell table:style-name="ce2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8,C1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963-TMK107BBJ475MA-T</text:p>
          </table:table-cell>
          <table:table-cell/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8">00/00/0000</text:date>, <text:time style:data-style-name="N2" text:time-value="13:57:10.0135451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0.3$Linux_X86_64 LibreOffice_project/40$Build-3</meta:generator>
    <dc:date>2020-02-08T17:27:57.572718720</dc:date>
    <meta:editing-duration>PT1H20M19S</meta:editing-duration>
    <meta:editing-cycles>14</meta:editing-cycles>
    <meta:document-statistic meta:table-count="1" meta:cell-count="120" meta:object-count="0"/>
  </office:meta>
</office:document-meta>
</file>